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aditional Arabic" fo:font-size="18pt" style:text-underline-style="solid" style:text-underline-width="auto" style:text-underline-color="font-color" style:font-size-asian="18pt" style:font-size-complex="18pt"/>
    </style:style>
    <style:style style:name="P2" style:family="paragraph" style:parent-style-name="Standard">
      <style:paragraph-properties fo:text-align="center" style:justify-single-word="false"/>
      <style:text-properties style:font-name="Traditional Arabic" fo:font-size="18pt" style:text-underline-style="none" style:font-size-asian="18pt" style:font-size-complex="18pt"/>
    </style:style>
    <style:style style:name="P3" style:family="paragraph" style:parent-style-name="Standard" style:list-style-name="L1">
      <style:paragraph-properties fo:text-align="start" style:justify-single-word="false"/>
      <style:text-properties style:font-name="Traditional Arabic" fo:font-size="18pt" style:text-underline-style="none" style:font-size-asian="18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ction d'Adacîme</text:p>
      <text:p text:style-name="P2"/>
      <text:p text:style-name="P2">Adacîme fut fondé par Mademoiselle Lilysse Mavua, une Elfe de la capitale, se passionnant pour les plantes et leur beauté, elle pris très vite connaissance d'une ancienne Science oubliée se nommant Alchimie.</text:p>
      <text:p text:style-name="P2">Peu après cette découverte elle se mit à chercher un maximum d'information sur cette Science, elle se mit en tête de créer un groupe d'Alchimiste, ce qu'elle fit quelques années plus tard.</text:p>
      <text:p text:style-name="P2">Même si au départ la Guilde était réservée au Elfs, elle s'étendit très vite aux Orcs d'Udûn (aussi aux Humains).</text:p>
      <text:p text:style-name="P2">Petit à petit, le groupe eu plus d'influence et devint vite la référence en matière d'Alchimie.</text:p>
      <text:p text:style-name="P2">Plus un membre est ancien au sein du groupe, plus il sera respecté, le plus âgé au sein du groupe, est le chef.</text:p>
      <text:p text:style-name="P2">Lorsque qu'un nouveau rentre dans la Guilde, il reçoit une paire de gants en cuire, chaque fois qu'il fait quelqu'un chose d'important ou de marquant on y brode quelque chose, jusqu'à former une fresque.</text:p>
      <text:p text:style-name="P2"/>
      <text:list xml:id="list4271281787361269451" text:style-name="L1">
        <text:list-item>
          <text:p text:style-name="P3">Damoiselle Lilysse Mavua</text:p>
        </text:list-item>
        <text:list-item>
          <text:p text:style-name="P3">Refonder, un groupement d'Alchimiste, car cette pratique à depuis longtemps disparue de nos contrées.</text:p>
        </text:list-item>
        <text:list-item>
          <text:p text:style-name="P3">Les elfs, les Orcs Udûn (les gentils) </text:p>
        </text:list-item>
        <text:list-item>
          <text:p text:style-name="P3">De façon pacifique, ils attaquent un minimum</text:p>
        </text:list-item>
        <text:list-item>
          <text:p text:style-name="P3">Ils les ont achetée à des fermiers près de la capitale pour de certaines sommes de pièces d'or.</text:p>
        </text:list-item>
        <text:list-item>
          <text:p text:style-name="P3"><text:soft-page-break/>Rallier d'autres villages à leur cause, aussi en territoire Elf, que plus loin.</text:p>
        </text:list-item>
        <text:list-item>
          <text:p text:style-name="P3">Chaque membre reçoit une paire de gants en cuire à son entrée dans la Faction, de nouvelles choses sont brodées dessus en fonction des actions faites par son propriétaire.</text:p>
        </text:list-item>
        <text:list-item>
          <text:p text:style-name="P3">Plus le temps passé dans le Faction est important, plus sa voix est écoutée et respectée, le plus ancien(ne) est le che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éo Moitinho</meta:initial-creator>
    <meta:creation-date>2017-12-10T17:47:17.88</meta:creation-date>
    <meta:document-statistic meta:table-count="0" meta:image-count="0" meta:object-count="0" meta:page-count="2" meta:paragraph-count="15" meta:word-count="280" meta:character-count="1615"/>
    <dc:date>2017-12-10T18:21:35.98</dc:date>
    <dc:creator>Mattéo Moitinho</dc:creator>
    <meta:editing-duration>PT3M14S</meta:editing-duration>
    <meta:editing-cycles>1</meta:editing-cycles>
    <meta:generator>OpenOffice/4.1.4$Win32 OpenOffice.org_project/414m5$Build-9788</meta:generator>
  </office:meta>
</office:document-meta>
</file>